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BE54080E14E0D29F.png" manifest:media-type="image/png"/>
  <manifest:file-entry manifest:full-path="Pictures/TablePreview2.svm" manifest:media-type=""/>
  <manifest:file-entry manifest:full-path="Pictures/100000000000005E0000005EADDE1344263C5DEC.png" manifest:media-type="image/png"/>
  <manifest:file-entry manifest:full-path="Pictures/100000000000005E0000005EF6CD388D6981E83A.png" manifest:media-type="image/png"/>
  <manifest:file-entry manifest:full-path="Pictures/100000000000033C0000026DB2BEE5C7C4455B87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10000000000000580000001F2A50DFB7BE4AB14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="gradient" draw:fill-gradient-name="Gradient_20_2" draw:opacity="43%" draw:textarea-horizontal-align="justify" draw:textarea-vertical-align="middle" draw:auto-grow-height="false" fo:min-height="1.75cm" fo:min-width="4.23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053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fo:min-height="3.506cm"/>
    </style:style>
    <style:style style:name="pr8" style:family="presentation" style:parent-style-name="Blueprint_20_Plans-title">
      <style:graphic-properties fo:min-height="3.506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ce1" style:family="table-cell">
      <style:paragraph-properties fo:text-align="center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.5cm" fo:margin-bottom="0cm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80pt" style:font-size-asian="80pt" style:font-size-complex="80pt"/>
    </style:style>
    <style:style style:name="P9" style:family="paragraph">
      <style:paragraph-properties fo:text-align="center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gradient" draw:fill-gradient-name="Gradient_20_2" draw:opacity="43%"/>
      <style:paragraph-properties fo:text-align="center"/>
    </style:style>
    <style:style style:name="P14" style:family="paragraph">
      <style:text-properties fo:font-size="38pt" style:font-size-asian="38pt" style:font-size-complex="38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font-size="22pt" fo:language="en" fo:country="US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style-asian="italic" style:font-style-complex="italic" style:text-emphasize="none" style:font-relief="none" style:text-overline-style="none" style:text-overline-color="font-color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ize="80pt" style:font-size-asian="80pt" style:font-size-complex="80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38pt" style:font-size-asian="38pt" style:font-size-complex="38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size-asian="14pt" style:font-style-asian="normal" style:font-size-complex="14pt" style:font-style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size-complex="32pt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14pt" fo:font-style="normal" style:font-size-asian="14pt" style:font-style-asian="normal" style:font-size-complex="14pt" style:font-style-complex="normal"/>
    </style:style>
    <style:style style:name="T14" style:family="text">
      <style:text-properties fo:font-size="32pt" fo:font-style="normal" style:font-size-asian="32pt" style:font-style-asian="normal" style:font-size-complex="32pt" style:font-style-complex="normal"/>
    </style:style>
    <style:style style:name="T15" style:family="text">
      <style:text-properties fo:font-size="32pt" fo:font-style="italic" style:font-size-asian="32pt" style:font-style-asian="italic" style:font-size-complex="32pt" style:font-style-complex="italic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size-asian="32pt" style:font-style-asian="italic" style:font-size-complex="32pt" style:font-style-complex="italic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text-shadow="none" style:text-underline-style="none" style:letter-kerning="true" fo:background-color="transparent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style:letter-kerning="true" fo:background-color="transparent" style:font-style-asian="italic" style:font-style-complex="italic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style:letter-kerning="true" fo:background-color="transparent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style-asian="italic" style:font-weight-asian="normal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 presentation:user-transformed="true">
          <draw:text-box>
            <text:p>O problema da alocação de tarefas</text:p>
          </draw:text-box>
        </draw:frame>
        <draw:frame presentation:style-name="pr2" draw:text-style-name="P2" draw:layer="layout" svg:width="25.199cm" svg:height="10.2cm" svg:x="-4.799cm" svg:y="11.6cm" presentation:class="subtitle" presentation:user-transformed="true">
          <draw:text-box>
            <text:p text:style-name="P1">Grupo: Matheus Belfort</text:p>
            <text:p text:style-name="P1"><text:s text:c="6"/>Gabriel Lyra</text:p>
            <text:p text:style-name="P1"><text:s text:c="9"/>Tiago Moraes 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0.801cm" svg:y="1.094cm" presentation:class="title" presentation:user-transformed="true">
          <draw:text-box>
            <text:p>Explicação do problema</text:p>
          </draw:text-box>
        </draw:frame>
        <draw:frame presentation:style-name="pr5" draw:layer="layout" svg:width="25.199cm" svg:height="12.179cm" svg:x="1.401cm" svg:y="5.6cm" presentation:class="outline" presentation:user-transformed="true">
          <draw:text-box>
            <text:list text:style-name="L2">
              <text:list-item>
                <text:p>O problema da alocação de tarefas possui como objetivo alocar tarefas de forma ótima.</text:p>
              </text:list-item>
              <text:list-item>
                <text:p>O problema deve ser resolvido a partir de uma entrada na forma de uma matriz quadrada* (<text:span text:style-name="T1">nxn</text:span>), portanto o mesmo possuirá <text:span text:style-name="T1">n!</text:span><text:span text:style-name="T2"> formas para alocação de tarefas.</text:span></text:p>
              </text:list-item>
              <text:list-item>
                <text:p>A solução deverá conter as posições em que possuem o menor somatório de recursos.</text:p>
                <text:p><text:span text:style-name="T2"><text:s/></text:span></text:p>
                <text:p/>
                <text:p/>
              </text:list-item>
            </text:list>
          </draw:text-box>
        </draw:frame>
        <draw:frame draw:style-name="gr2" draw:text-style-name="P4" draw:layer="layout" svg:width="19cm" svg:height="4.517cm" svg:x="1.8cm" svg:y="18.4cm">
          <draw:text-box>
            <text:p>*: Caso a matriz não seja quadrada, existem meios de transformar a matriz em quadrada, sem alterar a solução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7" draw:layer="layout" svg:width="25.199cm" svg:height="3.506cm" svg:x="1.001cm" svg:y="1cm" presentation:class="title" presentation:user-transformed="true">
          <draw:text-box>
            <text:p>Explicação do códig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Dada uma matriz tamanho </text:span><text:span text:style-name="T1">nxn</text:span><text:span text:style-name="T2">, o programa procura a n-upla de pares ordenados que possui menor somatório, através de um algoritmo de força bruta, esgotando todas as possibilidades de solução.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1"/></text:p>
              </text:list-item>
            </text:list>
          </draw:text-box>
        </draw:frame>
        <draw:frame draw:style-name="gr3" draw:text-style-name="P4" draw:layer="layout" svg:width="26cm" svg:height="5.939cm" svg:x="1.4cm" svg:y="18.6cm">
          <draw:text-box>
            <text:p><text:span text:style-name="T2">Problema do código: por se tratar de um algoritmo de força bruta, as possibilidades testadas são </text:span><text:span text:style-name="T1">n!</text:span></text:p>
          </draw:text-box>
        </draw:frame>
        <presentation:notes draw:style-name="dp2">
          <draw:page-thumbnail draw:style-name="gr1" draw:layer="layout" svg:width="14.85cm" svg:height="11.14cm" svg:x="3.07cm" svg:y="2.26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7" draw:layer="layout" svg:width="25.199cm" svg:height="3.506cm" svg:x="1.4cm" svg:y="0.837cm" presentation:class="title">
          <draw:text-box>
            <text:p>O método Húngar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6"><text:span text:style-name="T3">l.</text:span><text:span text:style-name="T4"> <text:s text:c="2"/>Dada uma matriz tamanho </text:span><text:span text:style-name="T5">nxn</text:span><text:span text:style-name="T4">, deve-se procurar a posição de menor valor de cada linha. </text:span><text:span text:style-name="T2">Em seguida, devemos subtrair este valor de todas as posições (na mesma linha), objetivando formar posições nas linhas com valor igual a zero.</text:span></text:p>
                <text:p text:style-name="P6"><text:span text:style-name="T6">ll.</text:span><text:span text:style-name="T2"> <text:s text:c="2"/>Em seguida, fazemos o mesmo processo com as colunas.</text:span></text:p>
                <text:p text:style-name="P6"><text:span text:style-name="T6">lll. </text:span><text:span text:style-name="T2"><text:s text:c="2"/>Então, riscamos as entradas zero da matriz com um numero mínimo de retas horizontais e verticais.</text:span></text:p>
                <text:p text:style-name="P6"><text:span text:style-name="T6">lV. <text:s/>1) </text:span><text:span text:style-name="T2">Caso a matriz resultante não tenha todas as linhas/colunas riscadas, encontramos a menor entrada não riscada e a subtraímos de todas as posições não riscadas da matriz e somamos em todas as posições riscadas, então retomamos a partir do passo </text:span><text:span text:style-name="T6">lIl</text:span><text:span text:style-name="T7">. <text:s/></text:span></text:p>
                <text:p text:style-name="P6"><text:span text:style-name="T6">lV. <text:s/>2)</text:span><text:span text:style-name="T2"> <text:s/>Caso tenha sido totalmente riscada, teremos solução em 0, que é portanto a solução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standard" draw:layer="layout" svg:width="14.098cm" svg:height="5.998cm" svg:x="7.061cm" svg:y="7.46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/>
                <text:p text:style-name="P7">70</text:p>
              </table:table-cell>
              <table:table-cell>
                <text:p text:style-name="P7"/>
                <text:p text:style-name="P7">90</text:p>
              </table:table-cell>
              <table:table-cell>
                <text:p text:style-name="P7"/>
                <text:p text:style-name="P7">25</text:p>
              </table:table-cell>
            </table:table-row>
            <table:table-row table:style-name="ro1" table:default-cell-style-name="ce1">
              <table:table-cell>
                <text:p text:style-name="P7"/>
                <text:p text:style-name="P7">50</text:p>
              </table:table-cell>
              <table:table-cell>
                <text:p text:style-name="P7"/>
                <text:p text:style-name="P7">80</text:p>
              </table:table-cell>
              <table:table-cell>
                <text:p text:style-name="P7"/>
                <text:p text:style-name="P7">60</text:p>
              </table:table-cell>
            </table:table-row>
            <table:table-row table:style-name="ro2" table:default-cell-style-name="ce1">
              <table:table-cell>
                <text:p text:style-name="P7"/>
                <text:p text:style-name="P7">100</text:p>
              </table:table-cell>
              <table:table-cell>
                <text:p text:style-name="P7"/>
                <text:p text:style-name="P7">75</text:p>
              </table:table-cell>
              <table:table-cell>
                <text:p text:style-name="P7"/>
                <text:p text:style-name="P7">11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7" draw:text-style-name="P8" draw:layer="layout" svg:width="25.199cm" svg:height="3.506cm" svg:x="1.4cm" svg:y="8.4cm" presentation:class="title" presentation:user-transformed="true">
          <draw:text-box>
            <text:p text:style-name="P8"><text:span text:style-name="T8">Passo 1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standard" draw:layer="layout" svg:width="14.098cm" svg:height="5.998cm" svg:x="7.061cm" svg:y="7.46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/>
                <text:p text:style-name="P9">45</text:p>
              </table:table-cell>
              <table:table-cell>
                <text:p text:style-name="P9"/>
                <text:p text:style-name="P9">65</text:p>
              </table:table-cell>
              <table:table-cell>
                <text:p text:style-name="P9"/>
                <text:p text:style-name="P9">0</text:p>
              </table:table-cell>
            </table:table-row>
            <table:table-row table:style-name="ro1" table:default-cell-style-name="ce1">
              <table:table-cell>
                <text:p text:style-name="P9"/>
                <text:p text:style-name="P9">0</text:p>
              </table:table-cell>
              <table:table-cell>
                <text:p text:style-name="P9"/>
                <text:p text:style-name="P9">30</text:p>
              </table:table-cell>
              <table:table-cell>
                <text:p text:style-name="P9"/>
                <text:p text:style-name="P9">10</text:p>
              </table:table-cell>
            </table:table-row>
            <table:table-row table:style-name="ro2" table:default-cell-style-name="ce1">
              <table:table-cell>
                <text:p text:style-name="P9"/>
                <text:p text:style-name="P9">25</text:p>
              </table:table-cell>
              <table:table-cell>
                <text:p text:style-name="P9"/>
                <text:p text:style-name="P9">0</text:p>
              </table:table-cell>
              <table:table-cell>
                <text:p text:style-name="P9"/>
                <text:p text:style-name="P9">35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7" draw:text-style-name="P8" draw:layer="layout" svg:width="25.199cm" svg:height="3.506cm" svg:x="1.4cm" svg:y="8.4cm" presentation:class="title" presentation:user-transformed="true">
          <draw:text-box>
            <text:p text:style-name="P8"><text:span text:style-name="T8">Passo 2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Padrão_5f_1" draw:layer="layout" svg:width="14.098cm" svg:height="5.998cm" svg:x="7.061cm" svg:y="7.46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/>
                <text:p text:style-name="P9">45</text:p>
              </table:table-cell>
              <table:table-cell>
                <text:p text:style-name="P9"/>
                <text:p text:style-name="P9">65</text:p>
              </table:table-cell>
              <table:table-cell>
                <text:p text:style-name="P9"/>
                <text:p text:style-name="P9">0</text:p>
              </table:table-cell>
            </table:table-row>
            <table:table-row table:style-name="ro1" table:default-cell-style-name="ce1">
              <table:table-cell>
                <text:p text:style-name="P9"/>
                <text:p text:style-name="P9">0</text:p>
              </table:table-cell>
              <table:table-cell>
                <text:p text:style-name="P9"/>
                <text:p text:style-name="P9">30</text:p>
              </table:table-cell>
              <table:table-cell>
                <text:p text:style-name="P9"/>
                <text:p text:style-name="P9">10</text:p>
              </table:table-cell>
            </table:table-row>
            <table:table-row table:style-name="ro2" table:default-cell-style-name="ce1">
              <table:table-cell>
                <text:p text:style-name="P9"/>
                <text:p text:style-name="P9">25</text:p>
              </table:table-cell>
              <table:table-cell>
                <text:p text:style-name="P9"/>
                <text:p text:style-name="P9">0</text:p>
              </table:table-cell>
              <table:table-cell>
                <text:p text:style-name="P9"/>
                <text:p text:style-name="P9">35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text-style-name="P11" draw:layer="layout" svg:width="24.8cm" svg:height="3.4cm" svg:x="1.4cm" svg:y="16cm">
          <draw:text-box>
            <text:p text:style-name="P10"><text:span text:style-name="T9">Note que a matriz não se altera, pois cada coluna já possui </text:span></text:p>
            <text:p text:style-name="P10"><text:span text:style-name="T9">uma entrada 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7" draw:text-style-name="P8" draw:layer="layout" svg:width="25.199cm" svg:height="3.506cm" svg:x="1.4cm" svg:y="8.4cm" presentation:class="title" presentation:user-transformed="true">
          <draw:text-box>
            <text:p text:style-name="P8"><text:span text:style-name="T8">Passo 3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style-name="standard" draw:layer="layout" svg:width="14.098cm" svg:height="5.998cm" svg:x="7.061cm" svg:y="7.46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/>
                <text:p text:style-name="P9">45</text:p>
              </table:table-cell>
              <table:table-cell>
                <text:p text:style-name="P9"/>
                <text:p text:style-name="P9">65</text:p>
              </table:table-cell>
              <table:table-cell>
                <text:p text:style-name="P9"/>
                <text:p text:style-name="P9">0</text:p>
              </table:table-cell>
            </table:table-row>
            <table:table-row table:style-name="ro1" table:default-cell-style-name="ce1">
              <table:table-cell>
                <text:p text:style-name="P9"/>
                <text:p text:style-name="P9">0</text:p>
              </table:table-cell>
              <table:table-cell>
                <text:p text:style-name="P9"/>
                <text:p text:style-name="P9">30</text:p>
              </table:table-cell>
              <table:table-cell>
                <text:p text:style-name="P9"/>
                <text:p text:style-name="P9">10</text:p>
              </table:table-cell>
            </table:table-row>
            <table:table-row table:style-name="ro2" table:default-cell-style-name="ce1">
              <table:table-cell>
                <text:p text:style-name="P9"/>
                <text:p text:style-name="P9">25</text:p>
              </table:table-cell>
              <table:table-cell>
                <text:p text:style-name="P9"/>
                <text:p text:style-name="P9">0</text:p>
              </table:table-cell>
              <table:table-cell>
                <text:p text:style-name="P9"/>
                <text:p text:style-name="P9">35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5" draw:text-style-name="P12" draw:layer="layout" svg:x1="5.8cm" svg:y1="8.6cm" svg:x2="23cm" svg:y2="8.6cm">
          <text:p/>
        </draw:line>
        <draw:line draw:style-name="gr5" draw:text-style-name="P12" draw:layer="layout" svg:x1="5.8cm" svg:y1="10.6cm" svg:x2="23cm" svg:y2="10.6cm">
          <text:p/>
        </draw:line>
        <draw:line draw:style-name="gr5" draw:text-style-name="P12" draw:layer="layout" svg:x1="5.8cm" svg:y1="12.6cm" svg:x2="23cm" svg:y2="12.6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7" draw:text-style-name="P8" draw:layer="layout" svg:width="25.199cm" svg:height="3.506cm" svg:x="1.4cm" svg:y="8.4cm" presentation:class="title" presentation:user-transformed="true">
          <draw:text-box>
            <text:p text:style-name="P8"><text:span text:style-name="T8">Passo 4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draw:style-name="standard" draw:layer="layout" svg:width="14.098cm" svg:height="5.998cm" svg:x="7.061cm" svg:y="7.46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/>
                <text:p text:style-name="P9">45</text:p>
              </table:table-cell>
              <table:table-cell>
                <text:p text:style-name="P9"/>
                <text:p text:style-name="P9">65</text:p>
              </table:table-cell>
              <table:table-cell>
                <text:p text:style-name="P9"/>
                <text:p text:style-name="P9">0</text:p>
              </table:table-cell>
            </table:table-row>
            <table:table-row table:style-name="ro1" table:default-cell-style-name="ce1">
              <table:table-cell>
                <text:p text:style-name="P9"/>
                <text:p text:style-name="P9">0</text:p>
              </table:table-cell>
              <table:table-cell>
                <text:p text:style-name="P9"/>
                <text:p text:style-name="P9">30</text:p>
              </table:table-cell>
              <table:table-cell>
                <text:p text:style-name="P9"/>
                <text:p text:style-name="P9">10</text:p>
              </table:table-cell>
            </table:table-row>
            <table:table-row table:style-name="ro2" table:default-cell-style-name="ce1">
              <table:table-cell>
                <text:p text:style-name="P9"/>
                <text:p text:style-name="P9">25</text:p>
              </table:table-cell>
              <table:table-cell>
                <text:p text:style-name="P9"/>
                <text:p text:style-name="P9">0</text:p>
              </table:table-cell>
              <table:table-cell>
                <text:p text:style-name="P9"/>
                <text:p text:style-name="P9">35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5" draw:text-style-name="P12" draw:layer="layout" svg:x1="5.8cm" svg:y1="8.6cm" svg:x2="23cm" svg:y2="8.6cm">
          <text:p/>
        </draw:line>
        <draw:line draw:style-name="gr5" draw:text-style-name="P12" draw:layer="layout" svg:x1="5.8cm" svg:y1="10.6cm" svg:x2="23cm" svg:y2="10.6cm">
          <text:p/>
        </draw:line>
        <draw:line draw:style-name="gr5" draw:text-style-name="P12" draw:layer="layout" svg:x1="5.8cm" svg:y1="12.6cm" svg:x2="23cm" svg:y2="12.6cm">
          <text:p/>
        </draw:line>
        <draw:custom-shape draw:style-name="gr6" draw:text-style-name="P13" draw:layer="layout" svg:width="4.739cm" svg:height="2cm" svg:x="7.061cm" svg:y="9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739cm" svg:height="2cm" svg:x="11.8cm" svg:y="11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739cm" svg:height="2cm" svg:x="16.42cm" svg:y="7.5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20.8cm" svg:height="3.326cm" svg:x="4.4cm" svg:y="16.4cm">
          <draw:text-box>
            <text:p text:style-name="P10"><text:span text:style-name="T9">Notamos que todas as linhas foram riscadas e portanto existe solução de somatório 0</text:span></text:p>
            <text:p text:style-name="P10"><text:span text:style-name="T9"/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Relação com assunto de AVLC</text:p>
          </draw:text-box>
        </draw:frame>
        <draw:frame presentation:style-name="pr5" draw:layer="layout" svg:width="25.199cm" svg:height="12.179cm" svg:x="1.401cm" svg:y="6.2cm" presentation:class="outline" presentation:user-transformed="true">
          <draw:text-box>
            <text:list text:style-name="L2">
              <text:list-item>
                <text:p>Notação matricial</text:p>
              </text:list-item>
              <text:list-item>
                <text:p>Problema de maximação (multiplica a matriz por -1 e aplica a o algoritmo, do problema de alocação de tarefas)</text:p>
              </text:list-item>
              <text:list-item>
                <text:p>Demonstrar que a subtração de uma constante em uma linha ou coluna não altera o resultad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7" draw:text-style-name="P14" draw:layer="layout" svg:width="25.199cm" svg:height="4.498cm" svg:x="1.2cm" svg:y="1.347cm" presentation:class="title" presentation:user-transformed="true">
          <draw:text-box>
            <text:p text:style-name="P14"><text:span text:style-name="T10">Demonstração de que a subtração de uma constante em uma linha/coluna não altera o resultado</text:span></text:p>
          </draw:text-box>
        </draw:frame>
        <draw:frame presentation:style-name="pr5" draw:layer="layout" svg:width="25.199cm" svg:height="12.179cm" svg:x="1.401cm" svg:y="6.6cm" presentation:class="outline" presentation:user-transformed="true">
          <draw:text-box>
            <text:list text:style-name="L2">
              <text:list-item>
                <text:p>Tomamos uma matriz quadrada <text:span text:style-name="T1">nxn </text:span><text:span text:style-name="T2">qualquer com solução genérica </text:span><text:span text:style-name="T1">α</text:span><text:span text:style-name="T2">: </text:span></text:p>
              </text:list-item>
              <text:list-item>
                <text:p><text:span text:style-name="T4">α = {a</text:span><text:span text:style-name="T11">1 x1</text:span><text:span text:style-name="T12">, a</text:span><text:span text:style-name="T11">2 x2</text:span><text:span text:style-name="T12">, ... , a</text:span><text:span text:style-name="T13">n xn</text:span><text:span text:style-name="T14">}</text:span></text:p>
              </text:list-item>
              <text:list-item>
                <text:p><text:span text:style-name="T14">Suponhamos que uma linha qualquer seja subtraída de uma constante </text:span><text:span text:style-name="T15">k</text:span><text:span text:style-name="T14">.</text:span></text:p>
              </text:list-item>
              <text:list-item>
                <text:p><text:span text:style-name="T12">Sabemos que </text:span><text:span text:style-name="T16">α </text:span><text:span text:style-name="T12">tem somatório </text:span><text:span text:style-name="T16">E</text:span><text:span text:style-name="T12">. Ao tomarmos a mesma solução </text:span><text:span text:style-name="T16">α </text:span><text:span text:style-name="T12">da matriz com s</text:span><text:span text:style-name="T12">ua linha subtraída, a solução terá somatório </text:span><text:span text:style-name="T16">E - k</text:span><text:span text:style-name="T12">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15"><text:span text:style-name="T17">Sabemos que qualquer outra solução terá somatório </text:span><text:span text:style-name="T18">E</text:span><text:span text:style-name="T19"> + </text:span><text:span text:style-name="T18">L</text:span><text:span text:style-name="T20"> – </text:span><text:span text:style-name="T21">k</text:span><text:span text:style-name="T20">, com </text:span><text:span text:style-name="T21">L</text:span><text:span text:style-name="T20"> &gt; ou = 0, pois qualquer outra solução que não </text:span><text:span text:style-name="T21">α </text:span><text:span text:style-name="T20">da matriz original tem somatório maior que </text:span><text:span text:style-name="T21">E</text:span><text:span text:style-name="T20">. Portanto, a solução se mantém </text:span><text:span text:style-name="T22">α.</text:span></text:p>
              </text:list-item>
              <text:list-item>
                <text:p text:style-name="P15"><text:span text:style-name="T7">O raciocínio para as colunas é análogo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print_20_Plans">
        <draw:frame presentation:style-name="pr8" draw:text-style-name="P16" draw:layer="layout" svg:width="19.999cm" svg:height="3.506cm" svg:x="6.6cm" svg:y="8.8cm" presentation:class="title" presentation:user-transformed="true">
          <draw:text-box>
            <text:p><text:span text:style-name="T23">This work is licensed under a Creative Commons Attribution-ShareAlike 3.0 Unported License.</text:span><text:span text:style-name="T23"><text:line-break/></text:span><text:span text:style-name="T23">It makes use of the works of Mateus Machado Luna.</text:span></text:p>
          </draw:text-box>
        </draw:frame>
        <draw:frame draw:style-name="gr8" draw:text-style-name="P12" draw:layer="layout" svg:width="3.533cm" svg:height="1.243cm" svg:x="2.267cm" svg:y="10.06cm">
          <draw:image xlink:href="Pictures/10000000000000580000001F2A50DFB7BE4AB141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ef413d" draw:end-color="#ed1c24" draw:start-intensity="100%" draw:end-intensity="100%" draw:angle="300" draw:border="0%"/>
    <draw:gradient draw:name="Tango_20_Green" draw:display-name="Tango Green" draw:style="linear" draw:start-color="#8ae234" draw:end-color="#ed1c24" draw:start-intensity="100%" draw:end-intensity="100%" draw:angle="300" draw:border="0%"/>
    <draw:fill-image draw:name="Bitmap_20_1" draw:display-name="Bitmap 1" xlink:href="Pictures/10000000000004220000031ABE54080E14E0D29F.png" xlink:type="simple" xlink:show="embed" xlink:actuate="onLoad"/>
    <draw:fill-image draw:name="Sky" xlink:href="Pictures/100000000000005E0000005EADDE1344263C5DEC.png" xlink:type="simple" xlink:show="embed" xlink:actuate="onLoad"/>
    <draw:fill-image draw:name="Stone" xlink:href="Pictures/100000000000005E0000005EF6CD388D6981E83A.png" xlink:type="simple" xlink:show="embed" xlink:actuate="onLoad"/>
    <draw:fill-image draw:name="background" xlink:href="Pictures/100000000000033C0000026DB2BEE5C7C4455B8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6T15:30:58.567000000</meta:creation-date>
    <meta:editing-duration>PT1H48M22S</meta:editing-duration>
    <meta:editing-cycles>32</meta:editing-cycles>
    <meta:generator>LibreOffice/6.0.3.2$Windows_X86_64 LibreOffice_project/8f48d515416608e3a835360314dac7e47fd0b821</meta:generator>
    <dc:title>Blueprint Plans</dc:title>
    <dc:date>2018-06-26T18:05:02.014000000</dc:date>
    <meta:document-statistic meta:object-count="103"/>
  </office:meta>
</office:document-meta>
</file>